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885" officeooo:paragraph-rsid="00028885"/>
    </style:style>
    <style:style style:name="P2" style:family="paragraph" style:parent-style-name="Standard">
      <style:text-properties officeooo:rsid="0004fd1e" officeooo:paragraph-rsid="0004fd1e"/>
    </style:style>
    <style:style style:name="P3" style:family="paragraph" style:parent-style-name="Standard" style:list-style-name="L1">
      <style:text-properties officeooo:rsid="00050680" officeooo:paragraph-rsid="00050680"/>
    </style:style>
    <style:style style:name="P4" style:family="paragraph" style:parent-style-name="Standard">
      <style:text-properties officeooo:rsid="00050680" officeooo:paragraph-rsid="00050680"/>
    </style:style>
    <style:style style:name="P5" style:family="paragraph" style:parent-style-name="Standard">
      <style:text-properties officeooo:rsid="000887dc" officeooo:paragraph-rsid="000887dc"/>
    </style:style>
    <style:style style:name="P6" style:family="paragraph" style:parent-style-name="Standard">
      <style:text-properties officeooo:rsid="000887dc" officeooo:paragraph-rsid="00098c87"/>
    </style:style>
    <style:style style:name="P7" style:family="paragraph" style:parent-style-name="Standard">
      <style:text-properties officeooo:rsid="00098c87" officeooo:paragraph-rsid="00098c87"/>
    </style:style>
    <style:style style:name="P8" style:family="paragraph" style:parent-style-name="Standard">
      <style:text-properties officeooo:rsid="000a1eb5" officeooo:paragraph-rsid="000a1eb5"/>
    </style:style>
    <style:style style:name="P9" style:family="paragraph" style:parent-style-name="Standard">
      <style:text-properties officeooo:rsid="00028885" officeooo:paragraph-rsid="00028885"/>
    </style:style>
    <style:style style:name="T1" style:family="text">
      <style:text-properties officeooo:rsid="00050680"/>
    </style:style>
    <style:style style:name="T2" style:family="text">
      <style:text-properties officeooo:rsid="0006e70a"/>
    </style:style>
    <style:style style:name="T3" style:family="text">
      <style:text-properties officeooo:rsid="00098c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 czego służy</text:p>
      <text:p text:style-name="P1"/>
      <text:p text:style-name="P1">Computer Vision – jak nauczyć komputer aby rozumiał i rozpoznawał przetwarzane obrazki/filmiki.</text:p>
      <text:p text:style-name="P8">Machine Learning</text:p>
      <text:p text:style-name="P2"/>
      <text:p text:style-name="P2">Projekt wystartował w 1999 r. pod inicjatywą Intela, <text:span text:style-name="T1">później w 2008 r. zespół projektowy przeszedł do Willow Garage (Robotyka),</text:span></text:p>
      <text:p text:style-name="P1"/>
      <text:p text:style-name="P2">Podstawowe założeni<text:span text:style-name="T2">e</text:span></text:p>
      <text:list xml:id="list2440576949927928165" text:style-name="L1">
        <text:list-header>
          <text:p text:style-name="P3">Stworzenie otwartego, zoptymalizowanego kodu aby uniknąć tworzenia tych samych rzeczy na nowo.</text:p>
        </text:list-header>
      </text:list>
      <text:p text:style-name="P4"/>
      <text:p text:style-name="P5">Omawiane Komponenty Biblioteki:</text:p>
      <text:p text:style-name="P5"/>
      <text:p text:style-name="P5">Core</text:p>
      <text:p text:style-name="P5">- Podstawowe działania na Macierzach (tutaj obrazkach)</text:p>
      <text:p text:style-name="P5">- Praktycznie zawsze musi być zawarta w programie</text:p>
      <text:p text:style-name="P5"/>
      <text:p text:style-name="P5">Image Processing</text:p>
      <text:p text:style-name="P5">- Dotyczy wszelkich działań na obrazku</text:p>
      <text:p text:style-name="P5">- przekształcenia Geometryczne (obroty, zmiana perspektywy)</text:p>
      <text:p text:style-name="P6">- „FloodFill”, binaryzacja, „Distance Transform”</text:p>
      <text:p text:style-name="P6">- <text:span text:style-name="T3">rysowanie figur</text:span></text:p>
      <text:p text:style-name="P6">- <text:span text:style-name="T3">działania na kolorach</text:span></text:p>
      <text:p text:style-name="P6"/>
      <text:p text:style-name="P7">HighLevel GUI</text:p>
      <text:p text:style-name="P7">- okienkowe GUI w OpenCV</text:p>
      <text:p text:style-name="P7">- potrafi tworzyć proste okienka wyświetlające obrazki</text:p>
      <text:p text:style-name="P7">- wykrywanie myszki</text:p>
      <text:p text:style-name="P7">- tworzenie prostych przyciskow (albo opartych na openCV albo na wykrywaniu myszką)</text:p>
      <text:p text:style-name="P7">- tworzenie suwaków które mogą zmieniać jakieś wartości</text:p>
      <text:p text:style-name="P7"/>
      <text:p text:style-name="P8">Media I/O</text:p>
      <text:p text:style-name="P8">- Video Capture, operacje na kamerce</text:p>
      <text:p text:style-name="P8">- Video Writer, przetwarzanie filmików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6:46:52.807000000</meta:creation-date>
    <dc:date>2016-12-06T13:42:36.631000000</dc:date>
    <meta:editing-duration>PT3H34M17S</meta:editing-duration>
    <meta:editing-cycles>2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25" meta:word-count="146" meta:character-count="1040" meta:non-whitespace-character-count="919"/>
  </office:meta>
</office:document-meta>
</file>